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PT Sans" svg:font-family="'PT Sans', sans-serif"/>
    <style:font-face style:name="AR PL SungtiL GB"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6a2e" officeooo:paragraph-rsid="00016a2e"/>
    </style:style>
    <style:style style:name="P2" style:family="paragraph" style:parent-style-name="Standard">
      <style:text-properties officeooo:rsid="00055c5f" officeooo:paragraph-rsid="00055c5f"/>
    </style:style>
    <style:style style:name="P3" style:family="paragraph" style:parent-style-name="Standard">
      <style:text-properties officeooo:rsid="0005bb32" officeooo:paragraph-rsid="0005bb32"/>
    </style:style>
    <style:style style:name="P4" style:family="paragraph" style:parent-style-name="Standard">
      <style:text-properties fo:font-weight="normal" officeooo:rsid="000a0017" officeooo:paragraph-rsid="000a0017" style:font-weight-asian="normal" style:font-weight-complex="normal"/>
    </style:style>
    <style:style style:name="P5" style:family="paragraph" style:parent-style-name="Standard">
      <style:text-properties fo:font-weight="normal" officeooo:rsid="000b2fe6" officeooo:paragraph-rsid="000b2fe6" style:font-weight-asian="normal" style:font-weight-complex="normal"/>
    </style:style>
    <style:style style:name="P6" style:family="paragraph" style:parent-style-name="Standard">
      <style:text-properties fo:font-weight="normal" officeooo:rsid="000d7b8c" officeooo:paragraph-rsid="000d7b8c" style:font-weight-asian="normal" style:font-weight-complex="normal"/>
    </style:style>
    <style:style style:name="P7" style:family="paragraph" style:parent-style-name="Standard">
      <style:text-properties fo:font-weight="normal" officeooo:rsid="00038072" officeooo:paragraph-rsid="00016a2e" style:font-weight-asian="normal" style:font-weight-complex="normal"/>
    </style:style>
    <style:style style:name="P8" style:family="paragraph" style:parent-style-name="Standard">
      <style:text-properties fo:font-weight="normal" officeooo:rsid="00055c5f" officeooo:paragraph-rsid="00055c5f" style:font-weight-asian="normal" style:font-weight-complex="normal"/>
    </style:style>
    <style:style style:name="P9" style:family="paragraph" style:parent-style-name="Standard">
      <style:text-properties fo:font-weight="normal" officeooo:rsid="0005bb32" officeooo:paragraph-rsid="0005bb32" style:font-weight-asian="normal" style:font-weight-complex="normal"/>
    </style:style>
    <style:style style:name="P10" style:family="paragraph" style:parent-style-name="Standard">
      <style:text-properties fo:font-weight="normal" officeooo:rsid="000e5332" officeooo:paragraph-rsid="000e5332" style:font-weight-asian="normal" style:font-weight-complex="normal"/>
    </style:style>
    <style:style style:name="P11" style:family="paragraph" style:parent-style-name="Standard">
      <style:text-properties fo:font-weight="normal" officeooo:rsid="0013eef3" officeooo:paragraph-rsid="0013eef3" style:font-weight-asian="normal" style:font-weight-complex="normal"/>
    </style:style>
    <style:style style:name="P12" style:family="paragraph" style:parent-style-name="Standard">
      <style:text-properties fo:font-weight="normal" officeooo:rsid="001ca75c" officeooo:paragraph-rsid="001ca75c" style:font-weight-asian="normal" style:font-weight-complex="normal"/>
    </style:style>
    <style:style style:name="P13" style:family="paragraph" style:parent-style-name="Standard">
      <style:text-properties fo:font-weight="normal" officeooo:rsid="001d4fe3" officeooo:paragraph-rsid="001d4fe3" style:font-weight-asian="normal" style:font-weight-complex="normal"/>
    </style:style>
    <style:style style:name="P14" style:family="paragraph" style:parent-style-name="Standard">
      <style:text-properties fo:font-weight="normal" officeooo:rsid="001e82fb" officeooo:paragraph-rsid="001e82fb" style:font-weight-asian="normal" style:font-weight-complex="normal"/>
    </style:style>
    <style:style style:name="P15" style:family="paragraph" style:parent-style-name="Standard">
      <style:text-properties fo:font-weight="normal" officeooo:rsid="001f20da" officeooo:paragraph-rsid="001f20da" style:font-weight-asian="normal" style:font-weight-complex="normal"/>
    </style:style>
    <style:style style:name="P16" style:family="paragraph" style:parent-style-name="Standard">
      <style:text-properties fo:font-weight="normal" officeooo:rsid="002052e7" officeooo:paragraph-rsid="002052e7" style:font-weight-asian="normal" style:font-weight-complex="normal"/>
    </style:style>
    <style:style style:name="P17" style:family="paragraph" style:parent-style-name="Standard">
      <style:text-properties fo:font-weight="normal" officeooo:rsid="00206bba" officeooo:paragraph-rsid="00206bba" style:font-weight-asian="normal" style:font-weight-complex="normal"/>
    </style:style>
    <style:style style:name="P18" style:family="paragraph" style:parent-style-name="Standard">
      <style:text-properties fo:font-weight="normal" officeooo:rsid="00226677" officeooo:paragraph-rsid="00226677" style:font-weight-asian="normal" style:font-weight-complex="normal"/>
    </style:style>
    <style:style style:name="P19" style:family="paragraph" style:parent-style-name="Standard">
      <style:text-properties fo:font-weight="normal" officeooo:rsid="002395f8" officeooo:paragraph-rsid="002395f8" style:font-weight-asian="normal" style:font-weight-complex="normal"/>
    </style:style>
    <style:style style:name="P20" style:family="paragraph" style:parent-style-name="Standard">
      <style:text-properties fo:font-weight="normal" officeooo:rsid="00247ad7" officeooo:paragraph-rsid="00247ad7" style:font-weight-asian="normal" style:font-weight-complex="normal"/>
    </style:style>
    <style:style style:name="P21" style:family="paragraph" style:parent-style-name="Standard">
      <style:text-properties fo:font-weight="normal" officeooo:rsid="00261106" officeooo:paragraph-rsid="00261106" style:font-weight-asian="normal" style:font-weight-complex="normal"/>
    </style:style>
    <style:style style:name="P22" style:family="paragraph" style:parent-style-name="Standard">
      <style:text-properties fo:font-weight="normal" officeooo:rsid="002760e3" officeooo:paragraph-rsid="002760e3" style:font-weight-asian="normal" style:font-weight-complex="normal"/>
    </style:style>
    <style:style style:name="P23" style:family="paragraph" style:parent-style-name="Standard">
      <style:text-properties fo:font-weight="normal" officeooo:rsid="00286e5a" officeooo:paragraph-rsid="00286e5a" style:font-weight-asian="normal" style:font-weight-complex="normal"/>
    </style:style>
    <style:style style:name="P24" style:family="paragraph" style:parent-style-name="Standard">
      <style:text-properties fo:font-weight="normal" officeooo:rsid="0029c54f" officeooo:paragraph-rsid="00286e5a" style:font-weight-asian="normal" style:font-weight-complex="normal"/>
    </style:style>
    <style:style style:name="P25" style:family="paragraph" style:parent-style-name="Standard">
      <style:text-properties fo:font-weight="normal" officeooo:rsid="0029c54f" officeooo:paragraph-rsid="0029c54f" style:font-weight-asian="normal" style:font-weight-complex="normal"/>
    </style:style>
    <style:style style:name="P26" style:family="paragraph" style:parent-style-name="Standard">
      <style:text-properties fo:font-weight="normal" officeooo:rsid="002dc741" officeooo:paragraph-rsid="002dc741" style:font-weight-asian="normal" style:font-weight-complex="normal"/>
    </style:style>
    <style:style style:name="P27" style:family="paragraph" style:parent-style-name="Standard">
      <style:text-properties fo:font-weight="normal" officeooo:rsid="002e05d6" officeooo:paragraph-rsid="002e05d6" style:font-weight-asian="normal" style:font-weight-complex="normal"/>
    </style:style>
    <style:style style:name="P28" style:family="paragraph" style:parent-style-name="Standard">
      <style:text-properties fo:font-weight="normal" officeooo:rsid="002e53fe" officeooo:paragraph-rsid="002e53fe" style:font-weight-asian="normal" style:font-weight-complex="normal"/>
    </style:style>
    <style:style style:name="P29" style:family="paragraph" style:parent-style-name="Standard">
      <style:text-properties fo:font-weight="normal" officeooo:rsid="002e9ae2" officeooo:paragraph-rsid="002e9ae2" style:font-weight-asian="normal" style:font-weight-complex="normal"/>
    </style:style>
    <style:style style:name="P30" style:family="paragraph" style:parent-style-name="Standard">
      <style:text-properties fo:font-weight="normal" officeooo:rsid="0032d5b5" officeooo:paragraph-rsid="0032d5b5" style:font-weight-asian="normal" style:font-weight-complex="normal"/>
    </style:style>
    <style:style style:name="P31" style:family="paragraph" style:parent-style-name="Standard">
      <style:text-properties fo:font-weight="normal" officeooo:rsid="00349a4a" officeooo:paragraph-rsid="00349a4a" style:font-weight-asian="normal" style:font-weight-complex="normal"/>
    </style:style>
    <style:style style:name="P32" style:family="paragraph" style:parent-style-name="Standard">
      <style:text-properties fo:font-weight="normal" officeooo:rsid="0035edea" officeooo:paragraph-rsid="0035edea" style:font-weight-asian="normal" style:font-weight-complex="normal"/>
    </style:style>
    <style:style style:name="P33" style:family="paragraph" style:parent-style-name="Standard">
      <style:text-properties fo:font-weight="normal" officeooo:rsid="0038c0d2" officeooo:paragraph-rsid="0038c0d2" style:font-weight-asian="normal" style:font-weight-complex="normal"/>
    </style:style>
    <style:style style:name="P34" style:family="paragraph" style:parent-style-name="Standard">
      <style:text-properties fo:font-weight="normal" officeooo:rsid="0038c0d2" officeooo:paragraph-rsid="0035edea" style:font-weight-asian="normal" style:font-weight-complex="normal"/>
    </style:style>
    <style:style style:name="P35" style:family="paragraph" style:parent-style-name="Standard">
      <style:text-properties fo:font-weight="normal" officeooo:rsid="00411d64" officeooo:paragraph-rsid="00411d64" style:font-weight-asian="normal" style:font-weight-complex="normal"/>
    </style:style>
    <style:style style:name="P36" style:family="paragraph" style:parent-style-name="Standard">
      <style:text-properties fo:font-weight="normal" officeooo:rsid="00436523" officeooo:paragraph-rsid="00436523" style:font-weight-asian="normal" style:font-weight-complex="normal"/>
    </style:style>
    <style:style style:name="P37" style:family="paragraph" style:parent-style-name="Standard">
      <style:text-properties fo:font-weight="normal" officeooo:rsid="00444a0c" officeooo:paragraph-rsid="00444a0c" style:font-weight-asian="normal" style:font-weight-complex="normal"/>
    </style:style>
    <style:style style:name="P38" style:family="paragraph" style:parent-style-name="Standard">
      <style:text-properties fo:font-weight="normal" officeooo:rsid="0045304c" officeooo:paragraph-rsid="0045304c" style:font-weight-asian="normal" style:font-weight-complex="normal"/>
    </style:style>
    <style:style style:name="P39" style:family="paragraph" style:parent-style-name="Standard">
      <style:text-properties fo:font-weight="normal" officeooo:rsid="0046bfc8" officeooo:paragraph-rsid="0046bfc8" style:font-weight-asian="normal" style:font-weight-complex="normal"/>
    </style:style>
    <style:style style:name="P40" style:family="paragraph" style:parent-style-name="Standard">
      <style:text-properties fo:font-weight="normal" officeooo:rsid="00474055" officeooo:paragraph-rsid="00474055" style:font-weight-asian="normal" style:font-weight-complex="normal"/>
    </style:style>
    <style:style style:name="P41" style:family="paragraph" style:parent-style-name="Standard">
      <style:text-properties fo:font-weight="normal" officeooo:rsid="00492d31" officeooo:paragraph-rsid="00492d31" style:font-weight-asian="normal" style:font-weight-complex="normal"/>
    </style:style>
    <style:style style:name="P42" style:family="paragraph" style:parent-style-name="Standard">
      <style:text-properties fo:font-weight="normal" officeooo:rsid="004a5379" officeooo:paragraph-rsid="004a5379" style:font-weight-asian="normal" style:font-weight-complex="normal"/>
    </style:style>
    <style:style style:name="P43" style:family="paragraph" style:parent-style-name="Standard">
      <style:text-properties fo:font-weight="normal" officeooo:rsid="004c5102" officeooo:paragraph-rsid="004c5102" style:font-weight-asian="normal" style:font-weight-complex="normal"/>
    </style:style>
    <style:style style:name="P44" style:family="paragraph" style:parent-style-name="Standard">
      <style:text-properties fo:font-weight="normal" officeooo:rsid="004e9f2e" officeooo:paragraph-rsid="004e9f2e" style:font-weight-asian="normal" style:font-weight-complex="normal"/>
    </style:style>
    <style:style style:name="P45" style:family="paragraph" style:parent-style-name="Standard">
      <style:text-properties fo:font-weight="normal" officeooo:rsid="00509136" officeooo:paragraph-rsid="00509136" style:font-weight-asian="normal" style:font-weight-complex="normal"/>
    </style:style>
    <style:style style:name="P46" style:family="paragraph" style:parent-style-name="Standard">
      <style:text-properties fo:font-weight="normal" officeooo:rsid="0053d630" officeooo:paragraph-rsid="0053d630" style:font-weight-asian="normal" style:font-weight-complex="normal"/>
    </style:style>
    <style:style style:name="P47" style:family="paragraph" style:parent-style-name="Standard">
      <style:text-properties fo:font-weight="normal" officeooo:rsid="00548d5f" officeooo:paragraph-rsid="00548d5f" style:font-weight-asian="normal" style:font-weight-complex="normal"/>
    </style:style>
    <style:style style:name="P48" style:family="paragraph" style:parent-style-name="Standard">
      <style:text-properties fo:font-weight="normal" officeooo:rsid="00559616" officeooo:paragraph-rsid="00559616" style:font-weight-asian="normal" style:font-weight-complex="normal"/>
    </style:style>
    <style:style style:name="P49" style:family="paragraph" style:parent-style-name="Standard">
      <style:text-properties fo:font-weight="normal" officeooo:rsid="0055e2f7" officeooo:paragraph-rsid="0055e2f7" style:font-weight-asian="normal" style:font-weight-complex="normal"/>
    </style:style>
    <style:style style:name="P50" style:family="paragraph" style:parent-style-name="Standard">
      <style:text-properties fo:font-weight="normal" officeooo:rsid="0057bb95" officeooo:paragraph-rsid="0057bb95" style:font-weight-asian="normal" style:font-weight-complex="normal"/>
    </style:style>
    <style:style style:name="P51" style:family="paragraph" style:parent-style-name="Standard">
      <style:text-properties fo:font-weight="normal" officeooo:rsid="00586ca6" officeooo:paragraph-rsid="00586ca6" style:font-weight-asian="normal" style:font-weight-complex="normal"/>
    </style:style>
    <style:style style:name="P52" style:family="paragraph" style:parent-style-name="Standard">
      <style:text-properties fo:font-weight="normal" officeooo:rsid="0059824c" officeooo:paragraph-rsid="0059824c" style:font-weight-asian="normal" style:font-weight-complex="normal"/>
    </style:style>
    <style:style style:name="P53" style:family="paragraph" style:parent-style-name="Standard">
      <style:text-properties fo:font-weight="normal" officeooo:rsid="005ce9f7" officeooo:paragraph-rsid="005ce9f7" style:font-weight-asian="normal" style:font-weight-complex="normal"/>
    </style:style>
    <style:style style:name="P54" style:family="paragraph" style:parent-style-name="Standard">
      <style:text-properties fo:font-weight="normal" officeooo:rsid="005ee97e" officeooo:paragraph-rsid="005ee97e" style:font-weight-asian="normal" style:font-weight-complex="normal"/>
    </style:style>
    <style:style style:name="P55" style:family="paragraph" style:parent-style-name="Standard">
      <style:text-properties fo:font-weight="normal" officeooo:rsid="0063f4d8" officeooo:paragraph-rsid="0063f4d8" style:font-weight-asian="normal" style:font-weight-complex="normal"/>
    </style:style>
    <style:style style:name="P56" style:family="paragraph" style:parent-style-name="Standard">
      <style:text-properties fo:font-weight="normal" officeooo:rsid="006496d2" officeooo:paragraph-rsid="006496d2" style:font-weight-asian="normal" style:font-weight-complex="normal"/>
    </style:style>
    <style:style style:name="P57" style:family="paragraph" style:parent-style-name="Standard">
      <style:text-properties fo:font-weight="normal" officeooo:paragraph-rsid="0046bfc8"/>
    </style:style>
    <style:style style:name="P58" style:family="paragraph" style:parent-style-name="Standard">
      <style:text-properties fo:font-weight="bold" officeooo:rsid="001c4d81" officeooo:paragraph-rsid="001c4d81" style:font-weight-asian="bold" style:font-weight-complex="bold"/>
    </style:style>
    <style:style style:name="P59" style:family="paragraph" style:parent-style-name="Standard">
      <style:text-properties fo:font-weight="bold" officeooo:rsid="0031425b" officeooo:paragraph-rsid="0031425b" style:font-weight-asian="bold" style:font-weight-complex="bold"/>
    </style:style>
    <style:style style:name="P60" style:family="paragraph" style:parent-style-name="Standard">
      <style:text-properties fo:font-weight="bold" officeooo:rsid="00436523" officeooo:paragraph-rsid="00436523" style:font-weight-asian="bold" style:font-weight-complex="bold"/>
    </style:style>
    <style:style style:name="P61" style:family="paragraph" style:parent-style-name="Standard">
      <style:text-properties fo:font-weight="bold" officeooo:rsid="00474055" officeooo:paragraph-rsid="00474055" style:font-weight-asian="bold" style:font-weight-complex="bold"/>
    </style:style>
    <style:style style:name="P62" style:family="paragraph" style:parent-style-name="Standard">
      <style:text-properties fo:font-weight="bold" officeooo:rsid="0051e578" officeooo:paragraph-rsid="0051e578" style:font-weight-asian="bold" style:font-weight-complex="bold"/>
    </style:style>
    <style:style style:name="P63" style:family="paragraph" style:parent-style-name="Standard">
      <style:text-properties fo:font-weight="bold" officeooo:rsid="0053d630" officeooo:paragraph-rsid="0053d630" style:font-weight-asian="bold" style:font-weight-complex="bold"/>
    </style:style>
    <style:style style:name="P64" style:family="paragraph" style:parent-style-name="Standard">
      <style:text-properties fo:font-weight="bold" officeooo:rsid="005b1071" officeooo:paragraph-rsid="005b1071" style:font-weight-asian="bold" style:font-weight-complex="bold"/>
    </style:style>
    <style:style style:name="P65" style:family="paragraph" style:parent-style-name="Standard">
      <style:text-properties officeooo:paragraph-rsid="003a1dac"/>
    </style:style>
    <style:style style:name="P66" style:family="paragraph" style:parent-style-name="Standard">
      <style:text-properties officeooo:rsid="003c1d21" officeooo:paragraph-rsid="003c1d21"/>
    </style:style>
    <style:style style:name="P67" style:family="paragraph" style:parent-style-name="Standard">
      <style:text-properties officeooo:rsid="003d7591" officeooo:paragraph-rsid="003d7591"/>
    </style:style>
    <style:style style:name="P68" style:family="paragraph" style:parent-style-name="Standard">
      <style:text-properties officeooo:rsid="003f15a0" officeooo:paragraph-rsid="003f15a0"/>
    </style:style>
    <style:style style:name="P69" style:family="paragraph" style:parent-style-name="Standard">
      <style:text-properties style:text-underline-style="solid" style:text-underline-width="auto" style:text-underline-color="font-color" fo:font-weight="normal" officeooo:rsid="00559616" officeooo:paragraph-rsid="00559616" style:font-weight-asian="normal" style:font-weight-complex="normal"/>
    </style:style>
    <style:style style:name="P70" style:family="paragraph" style:parent-style-name="Preformatted_20_Text">
      <style:text-properties fo:font-weight="normal" officeooo:rsid="00492d31" officeooo:paragraph-rsid="00492d31" style:font-weight-asian="normal" style:font-weight-complex="normal"/>
    </style:style>
    <style:style style:name="P71" style:family="paragraph" style:parent-style-name="Preformatted_20_Text">
      <style:paragraph-properties fo:margin-top="0in" fo:margin-bottom="0.1965in" loext:contextual-spacing="false"/>
    </style:style>
    <style:style style:name="P72" style:family="paragraph" style:parent-style-name="Standard">
      <style:text-properties fo:font-weight="normal" officeooo:rsid="006496d2" officeooo:paragraph-rsid="0063f4d8"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38072" style:font-weight-asian="normal" style:font-weight-complex="normal"/>
    </style:style>
    <style:style style:name="T4" style:family="text">
      <style:text-properties fo:font-weight="normal" officeooo:rsid="003a1dac" style:font-weight-asian="normal" style:font-weight-complex="normal"/>
    </style:style>
    <style:style style:name="T5" style:family="text">
      <style:text-properties officeooo:rsid="000b90e2"/>
    </style:style>
    <style:style style:name="T6" style:family="text">
      <style:text-properties officeooo:rsid="000f4e7a"/>
    </style:style>
    <style:style style:name="T7" style:family="text">
      <style:text-properties officeooo:rsid="0010a407"/>
    </style:style>
    <style:style style:name="T8" style:family="text">
      <style:text-properties officeooo:rsid="00112c34"/>
    </style:style>
    <style:style style:name="T9" style:family="text">
      <style:text-properties officeooo:rsid="001257f7"/>
    </style:style>
    <style:style style:name="T10" style:family="text">
      <style:text-properties officeooo:rsid="0013234d"/>
    </style:style>
    <style:style style:name="T11" style:family="text">
      <style:text-properties officeooo:rsid="001578d0"/>
    </style:style>
    <style:style style:name="T12" style:family="text">
      <style:text-properties officeooo:rsid="001702b6"/>
    </style:style>
    <style:style style:name="T13" style:family="text">
      <style:text-properties officeooo:rsid="0018aa9b"/>
    </style:style>
    <style:style style:name="T14" style:family="text">
      <style:text-properties officeooo:rsid="00206bba"/>
    </style:style>
    <style:style style:name="T15" style:family="text">
      <style:text-properties officeooo:rsid="00216bda"/>
    </style:style>
    <style:style style:name="T16" style:family="text">
      <style:text-properties officeooo:rsid="002838df"/>
    </style:style>
    <style:style style:name="T17" style:family="text">
      <style:text-properties officeooo:rsid="002bc1f1"/>
    </style:style>
    <style:style style:name="T18" style:family="text">
      <style:text-properties officeooo:rsid="003f8030"/>
    </style:style>
    <style:style style:name="T19" style:family="text">
      <style:text-properties fo:font-variant="normal" fo:text-transform="none" fo:color="#273f69" style:font-name="PT Sans" fo:font-style="normal" fo:background-color="transparent" loext:char-shading-value="0" loext:padding="0in" loext:border="none"/>
    </style:style>
    <style:style style:name="T20" style:family="text">
      <style:text-properties officeooo:rsid="0046bfc8" style:font-weight-asian="normal" style:font-weight-complex="normal"/>
    </style:style>
    <style:style style:name="T21" style:family="text">
      <style:text-properties officeooo:rsid="005efd25"/>
    </style:style>
    <style:style style:name="T22" style:family="text">
      <style:text-properties officeooo:rsid="005f4ac2"/>
    </style:style>
    <style:style style:name="T23" style:family="text">
      <style:text-properties officeooo:rsid="0062087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q session 1. DeepSpec Summer School 2018</text:p>
      <text:p text:style-name="P1"/>
      <text:p text:style-name="P1">Gallina specification language </text:p>
      <text:p text:style-name="P1">- powerful typesystem</text:p>
      <text:p text:style-name="P1">-restrictions: all functions deifnitions must temrinate on all arguments. </text:p>
      <text:p text:style-name="P1"/>
      <text:p text:style-name="P1">Coq’s moudle sstem → Ocaml → Standard ML. </text:p>
      <text:p text:style-name="P1">Recursive definitions with Fixpoint.</text:p>
      <text:p text:style-name="P1">Coq = Gallina + Ltac (fiction)</text:p>
      <text:p text:style-name="P1"/>
      <text:p text:style-name="P1">Intros: move quantifier on assumptions.</text:p>
      <text:p text:style-name="P1">Rewrite Rule named hypothesis or theorem. </text:p>
      <text:p text:style-name="P1">Detruct like the orE: P or Q, P =&gt; R, Q =&gt; R … R</text:p>
      <text:p text:style-name="P1"/>
      <text:p text:style-name="P1">Bullets for focus. When starting put bullets to separate subgoals. {} marks the next level of bullet nesting. </text:p>
      <text:p text:style-name="P1"/>
      <text:p text:style-name="P1">Head function neads a default value since the functional language has a logical meaning and <text:span text:style-name="T1">raising an exception like in Haskell would be a funny thing to do in a logical sense. </text:span><text:span text:style-name="T3">What is the meaning of exceptions in Coq?</text:span></text:p>
      <text:p text:style-name="P7"/>
      <text:p text:style-name="P2"><text:span text:style-name="T3">C</text:span><text:span text:style-name="T2">onvention: constructors and types written with capital letters.</text:span></text:p>
      <text:p text:style-name="P8"/>
      <text:p text:style-name="P3"><text:span text:style-name="T1">Coq session 2.</text:span><text:span text:style-name="T2"> </text:span></text:p>
      <text:p text:style-name="P9"/>
      <text:p text:style-name="P4">Coq’s typing algorithm is much harder than ML/Haskell.</text:p>
      <text:p text:style-name="P4"/>
      <text:p text:style-name="P5">Fold is a universal combinator. It is the iterator for the type of lists. <text:span text:style-name="T5">So you can think of it as analogous to the induction schema for that type. So, in the same way induction can be used to show mostly everything about lists, fold can be used to define mostly everything about lists.</text:span></text:p>
      <text:p text:style-name="P5"/>
      <text:p text:style-name="P6">41:02</text:p>
      <text:p text:style-name="P9"/>
      <text:p text:style-name="P10">Tactics.</text:p>
      <text:p text:style-name="P10"/>
      <text:p text:style-name="P10">- Apply</text:p>
      <text:p text:style-name="P10">- <text:span text:style-name="T6">Search</text:span></text:p>
      <text:p text:style-name="P10">- <text:span text:style-name="T7">Apply with</text:span></text:p>
      <text:p text:style-name="P10">- <text:span text:style-name="T8">Inversion: allow to invoke principles of injectivity and disjointness for inductive types.</text:span></text:p>
      <text:p text:style-name="P10">- <text:span text:style-name="T9">Injection</text:span></text:p>
      <text:p text:style-name="P10">- <text:span text:style-name="T10">Discriminate: used on equalities involving different constructors.</text:span></text:p>
      <text:p text:style-name="P10"/>
      <text:p text:style-name="P11">There are some inductive types whose equality is not decidable. There are plugins for Coq that generate equalities when decidable. </text:p>
      <text:p text:style-name="P11"/>
      <text:p text:style-name="P11">-<text:span text:style-name="T11">f_equal</text:span></text:p>
      <text:p text:style-name="P11">-<text:span text:style-name="T12">in: apply to hypothesis</text:span></text:p>
      <text:p text:style-name="P11">- <text:span text:style-name="T13">generalize dependent: take something in the context and turn it back into goal with quantifier.</text:span></text:p>
      <text:p text:style-name="P11">- <text:span text:style-name="T13">unfold</text:span></text:p>
      <text:p text:style-name="P11"><text:soft-page-break/>-<text:span text:style-name="T13">destruct on compound expressions.</text:span></text:p>
      <text:p text:style-name="P11"/>
      <text:p text:style-name="P10">We've now seen many of Coq's most fundamental tactics. <text:s/>We'll</text:p>
      <text:p text:style-name="P10"><text:s text:c="4"/>introduce a few more in the coming chapters, and later on we'll</text:p>
      <text:p text:style-name="P10"><text:s text:c="4"/>see some more powerful _automation_ tactics that make Coq help us</text:p>
      <text:p text:style-name="P10"><text:s text:c="4"/>with low-level details. <text:s/>But basically we've got what we need to</text:p>
      <text:p text:style-name="P10"><text:s text:c="4"/>get work done.</text:p>
      <text:p text:style-name="P10"/>
      <text:p text:style-name="P10"><text:s text:c="4"/>Here are the ones we've seen:</text:p>
      <text:p text:style-name="P10"/>
      <text:p text:style-name="P10"><text:s text:c="6"/>- [intros]: move hypotheses/variables from goal to context</text:p>
      <text:p text:style-name="P10"/>
      <text:p text:style-name="P10"><text:s text:c="6"/>- [reflexivity]: finish the proof (when the goal looks like [e =</text:p>
      <text:p text:style-name="P10"><text:s text:c="8"/>e])</text:p>
      <text:p text:style-name="P10"/>
      <text:p text:style-name="P10"><text:s text:c="6"/>- [apply]: prove goal using a hypothesis, lemma, or constructor</text:p>
      <text:p text:style-name="P10"/>
      <text:p text:style-name="P10"><text:s text:c="6"/>- [apply... in H]: apply a hypothesis, lemma, or constructor to</text:p>
      <text:p text:style-name="P10"><text:s text:c="8"/>a hypothesis in the context (forward reasoning)</text:p>
      <text:p text:style-name="P10"/>
      <text:p text:style-name="P10"><text:s text:c="6"/>- [apply... with...]: explicitly specify values for variables</text:p>
      <text:p text:style-name="P10"><text:s text:c="8"/>that cannot be determined by pattern matching</text:p>
      <text:p text:style-name="P10"/>
      <text:p text:style-name="P10"><text:s text:c="6"/>- [simpl]: simplify computations in the goal</text:p>
      <text:p text:style-name="P10"/>
      <text:p text:style-name="P10"><text:s text:c="6"/>- [simpl in H]: ... or a hypothesis</text:p>
      <text:p text:style-name="P10"/>
      <text:p text:style-name="P10"><text:s text:c="6"/>- [rewrite]: use an equality hypothesis (or lemma) to rewrite</text:p>
      <text:p text:style-name="P10"><text:s text:c="8"/>the goal</text:p>
      <text:p text:style-name="P10"/>
      <text:p text:style-name="P10"><text:s text:c="6"/>- [rewrite ... in H]: ... or a hypothesis</text:p>
      <text:p text:style-name="P10"/>
      <text:p text:style-name="P10"><text:s text:c="6"/>- [symmetry]: changes a goal of the form [t=u] into [u=t]</text:p>
      <text:p text:style-name="P10"/>
      <text:p text:style-name="P10"><text:s text:c="6"/>- [symmetry in H]: changes a hypothesis of the form [t=u] into</text:p>
      <text:p text:style-name="P10"><text:s text:c="8"/>[u=t]</text:p>
      <text:p text:style-name="P10"/>
      <text:p text:style-name="P10"><text:s text:c="6"/>- [unfold]: replace a defined constant by its right-hand side in</text:p>
      <text:p text:style-name="P10"><text:s text:c="8"/>the goal</text:p>
      <text:p text:style-name="P10"/>
      <text:p text:style-name="P10"><text:s text:c="6"/>- [unfold... in H]: ... or a hypothesis</text:p>
      <text:p text:style-name="P10"/>
      <text:p text:style-name="P10"><text:s text:c="6"/>- [destruct... as...]: case analysis on values of inductively</text:p>
      <text:p text:style-name="P10"><text:s text:c="8"/>defined types</text:p>
      <text:p text:style-name="P10"/>
      <text:p text:style-name="P10"><text:s text:c="6"/>- [destruct... eqn:...]: specify the name of an equation to be</text:p>
      <text:p text:style-name="P10"><text:s text:c="8"/>added to the context, recording the result of the case</text:p>
      <text:p text:style-name="P10"><text:s text:c="8"/>analysis</text:p>
      <text:p text:style-name="P10"/>
      <text:p text:style-name="P10"><text:soft-page-break/><text:s text:c="6"/>- [induction... as...]: induction on values of inductively</text:p>
      <text:p text:style-name="P10"><text:s text:c="8"/>defined types</text:p>
      <text:p text:style-name="P10"/>
      <text:p text:style-name="P10"><text:s text:c="6"/>- [injection]: reason by injectivity on equalities</text:p>
      <text:p text:style-name="P10"><text:s text:c="8"/>between values of inductively defined types</text:p>
      <text:p text:style-name="P10"/>
      <text:p text:style-name="P10"><text:s text:c="6"/>- [discriminate]: reason by disjointness of constructors on</text:p>
      <text:p text:style-name="P10"><text:s text:c="8"/>equalities between values of inductively defined types</text:p>
      <text:p text:style-name="P10"/>
      <text:p text:style-name="P10"><text:s text:c="6"/>- [assert (H: e)] (or [assert (e) as H]): introduce a "local</text:p>
      <text:p text:style-name="P10"><text:s text:c="8"/>lemma" [e] and call it [H]</text:p>
      <text:p text:style-name="P10"/>
      <text:p text:style-name="P10"><text:s text:c="6"/>- [generalize dependent x]: move the variable [x] (and anything</text:p>
      <text:p text:style-name="P10"><text:s text:c="8"/>else that depends on it) from the context back to an explicit</text:p>
      <text:p text:style-name="P10"><text:s text:c="8"/>hypothesis in the goal formula *)</text:p>
      <text:p text:style-name="P10"/>
      <text:p text:style-name="P58">Coq session 3.</text:p>
      <text:p text:style-name="P58"/>
      <text:p text:style-name="P12">Prop</text:p>
      <text:p text:style-name="P12"/>
      <text:p text:style-name="P13">Tactics:</text:p>
      <text:p text:style-name="P13"/>
      <text:p text:style-name="P13">split: splits conjunctions</text:p>
      <text:p text:style-name="P13">destruct: split conjunctions in hypothesis</text:p>
      <text:p text:style-name="P13">intros … [H1 H2]: destructs in assumptions</text:p>
      <text:p text:style-name="P14">intros … [H1 | H2]: destructs given two subgoals assuming alternatively H1 and H2.</text:p>
      <text:p text:style-name="P14">left/right: prove disjunction in conclusion</text:p>
      <text:p text:style-name="P15">destruct or inversion: used on false to get the proof done</text:p>
      <text:p text:style-name="P16">apply H in H’: is a way of doing modus ponen <text:span text:style-name="T14">(forward reasoning)</text:span></text:p>
      <text:p text:style-name="P17">exfalso: try to proof false <text:span text:style-name="T15">using ex_falso_quodlibet</text:span></text:p>
      <text:p text:style-name="P17">intros [] H: destructs on first parameter, in general intro patterns.</text:p>
      <text:p text:style-name="P18">Apply I: to prove true.</text:p>
      <text:p text:style-name="P18">Split: also splits iff (since it is defined in terms of and)</text:p>
      <text:p text:style-name="P19">exists: exists goals</text:p>
      <text:p text:style-name="P20">destruct: exists assumptions</text:p>
      <text:p text:style-name="P20"/>
      <text:p text:style-name="P21">Programming with propositions</text:p>
      <text:p text:style-name="P21"/>
      <text:p text:style-name="P22">The same idea as programming in ML but at the user level. <text:span text:style-name="T16">This is very powerful compared to the situation in Isabelle.</text:span></text:p>
      <text:p text:style-name="P22"/>
      <text:p text:style-name="P23">Check: works as show in Isabelle to show the statement of a theorem.</text:p>
      <text:p text:style-name="P24"/>
      <text:p text:style-name="P25">Theorems are represented as proof objects and their type is the statement of the theorem they’re a proof of. </text:p>
      <text:p text:style-name="P25"/>
      <text:p text:style-name="P25">We can apply theorems as if they were functions. <text:span text:style-name="T17">(recursive version) THEOREMS AS FUNCTIONS</text:span></text:p>
      <text:p text:style-name="P25"/>
      <text:p text:style-name="P26">Ctrl + arrow: for moving up and down in CoqIDE</text:p>
      <text:p text:style-name="P26"><text:soft-page-break/>C-c C-n, C-c C-u: move up and down in Proof General</text:p>
      <text:p text:style-name="P26"/>
      <text:p text:style-name="P27">Functional extensionality.</text:p>
      <text:p text:style-name="P28">Propositions and booleans. → <text:span text:style-name="T1">Proof by reflection </text:span>allows to pass from logical propositions to computational goals that can be easily checked by simpl. This good reflections was the essence of the proof of the <text:span text:style-name="T1">four colour theorem</text:span>. Also we should have done it this way in our work for simprocs in the <text:span text:style-name="T1">sine rewrite tactic</text:span>. </text:p>
      <text:p text:style-name="P28"/>
      <text:p text:style-name="P29">Coq has a constructive logic.</text:p>
      <text:p text:style-name="P29"/>
      <text:p text:style-name="P29">Arguments by contradiction usually lead to non-constructive proofs.</text:p>
      <text:p text:style-name="P29"/>
      <text:p text:style-name="P59">Coq session 4.</text:p>
      <text:p text:style-name="P59"/>
      <text:p text:style-name="P30">Inductive definitions are a generalization. Indexed definitions.</text:p>
      <text:p text:style-name="P30"/>
      <text:p text:style-name="P30">Fail Inductive wrong_ev (n : nat) : Prop := or forall n.</text:p>
      <text:p text:style-name="P30"/>
      <text:p text:style-name="P31">key in Calculus of Inductive Constructions.</text:p>
      <text:p text:style-name="P31"/>
      <text:p text:style-name="P32">Inversion: allows to redirect the rules backwards in the inductive definition</text:p>
      <text:p text:style-name="P32">Inversion: allows to solve obviously contradictory hypothesis related to inductive definitions.</text:p>
      <text:p text:style-name="P32"/>
      <text:p text:style-name="P32">Here's how [inversion] works in general. <text:s/>Suppose the name</text:p>
      <text:p text:style-name="P32"><text:s text:c="4"/>[H] refers to an assumption [P] in the current context, where [P]</text:p>
      <text:p text:style-name="P32"><text:s text:c="4"/>has been defined by an [Inductive] declaration. <text:s/>Then, for each of</text:p>
      <text:p text:style-name="P32"><text:s text:c="4"/>the constructors of [P], [inversion H] generates a subgoal in which</text:p>
      <text:p text:style-name="P32"><text:s text:c="4"/>[H] has been replaced by the exact, specific conditions under</text:p>
      <text:p text:style-name="P32"><text:s text:c="4"/>which this constructor could have been used to prove [P]. <text:s/>Some of</text:p>
      <text:p text:style-name="P32"><text:s text:c="4"/>these subgoals will be self-contradictory; [inversion] throws</text:p>
      <text:p text:style-name="P32"><text:s text:c="4"/>these away. <text:s/>The ones that are left represent the cases that must</text:p>
      <text:p text:style-name="P32"><text:s text:c="4"/>be proved to establish the original goal. <text:s/>For those, [inversion]</text:p>
      <text:p text:style-name="P32"><text:s text:c="4"/>adds all equations into the proof context that must hold of the</text:p>
      <text:p text:style-name="P32"><text:s text:c="4"/>arguments given to [P] (e.g., [S (S n') = n] in the proof of</text:p>
      <text:p text:style-name="P32"><text:s text:c="4"/>[evSS_ev]).</text:p>
      <text:p text:style-name="P34"/>
      <text:p text:style-name="P34">From the definition of [le], we can sketch the behaviors of</text:p>
      <text:p text:style-name="P34"><text:s text:c="4"/>[destruct], [inversion], and [induction] on a hypothesis [H]</text:p>
      <text:p text:style-name="P34"><text:s text:c="4"/>providing evidence of the form [le e1 e2]. <text:s/>Doing [destruct H]</text:p>
      <text:p text:style-name="P34"><text:s text:c="4"/>will generate two cases. In the first case, [e1 = e2], and it</text:p>
      <text:p text:style-name="P34"><text:s text:c="4"/>will replace instances of [e2] with [e1] in the goal and context.</text:p>
      <text:p text:style-name="P34"><text:s text:c="4"/>In the second case, [e2 = S n'] for some [n'] for which [le e1 n']</text:p>
      <text:p text:style-name="P34"><text:s text:c="4"/>holds, and it will replace instances of [e2] with [S n']. </text:p>
      <text:p text:style-name="P34"><text:s text:c="4"/>Doing [inversion H] will remove impossible cases and add generated</text:p>
      <text:p text:style-name="P34"><text:s text:c="4"/>equalities to the context for further use. Doing [induction H]</text:p>
      <text:p text:style-name="P34"><text:s text:c="4"/>will, in the second case, add the induction hypothesis that the</text:p>
      <text:p text:style-name="P34"><text:s text:c="4"/>goal holds when [e2] is replaced with [n'].</text:p>
      <text:p text:style-name="P33"/>
      <text:p text:style-name="P65"><text:span text:style-name="T4">Search: </text:span><text:a xlink:type="simple" xlink:href="https://quanttype.net/posts/2016-04-19-finding-that-lemma.html" text:style-name="Internet_20_link" text:visited-style-name="Visited_20_Internet_20_Link">https://quanttype.net/posts/2016-04-19-finding-that-lemma.html</text:a> </text:p>
      <text:p text:style-name="P66"><text:soft-page-break/>assumption.</text:p>
      <text:p text:style-name="P66">rewrite In_app_iff in *: rewrite in all places</text:p>
      <text:p text:style-name="P67">remember eq as _: introduce equality in context</text:p>
      <text:p text:style-name="P68">subst: rewrite an equation of the sort variable = …, <text:span text:style-name="T18">useful with inversion</text:span></text:p>
      <text:p text:style-name="P33"/>
      <text:p text:style-name="P35">Check</text:p>
      <text:p text:style-name="P35">Print </text:p>
      <text:p text:style-name="P35">Locate</text:p>
      <text:p text:style-name="P35"/>
      <text:p text:style-name="P60">A backward proof happens in the goal, inversion happens in the assumptions.</text:p>
      <text:p text:style-name="P60"/>
      <text:p text:style-name="P36">The advantage of [reflect] over the normal "if and only if"</text:p>
      <text:p text:style-name="P36"><text:s text:c="4"/>connective is that, by destructing a hypothesis or lemma of the</text:p>
      <text:p text:style-name="P36"><text:s text:c="4"/>form [reflect P b], we can perform case analysis on [b] while at</text:p>
      <text:p text:style-name="P36"><text:s text:c="4"/>the same time generating appropriate hypothesis in the two</text:p>
      <text:p text:style-name="P36"><text:s text:c="4"/>branches ([P] in the first subgoal and [~ P] in the second).</text:p>
      <text:p text:style-name="P36"/>
      <text:p text:style-name="P37">Repeat: repeat a list of commands. </text:p>
      <text:p text:style-name="P37">; instead of . : allows to chain several commands in a single one.</text:p>
      <text:p text:style-name="P38">Clear: removes an assumption from hypothesis.</text:p>
      <text:p text:style-name="P38"/>
      <text:p text:style-name="P57"><text:span text:style-name="T20">Confirmation number: </text:span><text:span text:style-name="T19">92NN9HG2GRW</text:span></text:p>
      <text:p text:style-name="P39"/>
      <text:p text:style-name="P61">Coq session 5</text:p>
      <text:p text:style-name="P61"/>
      <text:p text:style-name="P40">Require – give access to these things, but I’ll need qualifiers to access the thing.</text:p>
      <text:p text:style-name="P40">Import – don’t need to use qualifiers. </text:p>
      <text:p text:style-name="P40">Export – whoever imports me also gets this without using qualifiers.</text:p>
      <text:p text:style-name="P40"/>
      <text:p text:style-name="P41">Programs = Proofs</text:p>
      <text:p text:style-name="P41"/>
      <text:p text:style-name="P41">proofs are simply programs that manipulate evidence</text:p>
      <text:p text:style-name="P41">evidence is data</text:p>
      <text:p text:style-name="P41">proofs are types</text:p>
      <text:p text:style-name="P41"/>
      <text:p text:style-name="P70">propositions <text:s/>~ <text:s/>types</text:p>
      <text:p text:style-name="P71">proofs <text:s text:c="7"/>~ <text:s/>data values</text:p>
      <text:p text:style-name="P41">theorem prover = compiler for logic</text:p>
      <text:p text:style-name="P42">what is the efficiency of curry-howard?</text:p>
      <text:p text:style-name="P42"/>
      <text:p text:style-name="P43">To compile from Proof General use : Coq → Autocompilation → Compile before Require</text:p>
      <text:p text:style-name="P43"/>
      <text:p text:style-name="P44">Show Proof: shows the state of the proof term being constructed</text:p>
      <text:p text:style-name="P44"/>
      <text:p text:style-name="P45">Proofs are objects.</text:p>
      <text:p text:style-name="P45"/>
      <text:p text:style-name="P45">In general, "[P -&gt; Q]" is just syntactic sugar for "[forall (_:P), Q]"</text:p>
      <text:p text:style-name="P45"/>
      <text:p text:style-name="P62"><text:soft-page-break/>We can write a program with tactics!</text:p>
      <text:p text:style-name="P62"/>
      <text:p text:style-name="P63">Coq’s logic</text:p>
      <text:p text:style-name="P63"/>
      <text:p text:style-name="P46">- forall and functions which inhabit forall types.</text:p>
      <text:p text:style-name="P46">- inductive types and definitions and using inductive.</text:p>
      <text:p text:style-name="P46">- fixpoints with termination checking</text:p>
      <text:p text:style-name="P46">- match</text:p>
      <text:p text:style-name="P46">- coinduction</text:p>
      <text:p text:style-name="P46"/>
      <text:p text:style-name="P46">conjunction, disjunction, etc. are all definable in terms of these.</text:p>
      <text:p text:style-name="P46"/>
      <text:p text:style-name="P47">An explanation of inversion can be found in this chapter</text:p>
      <text:p text:style-name="P47"/>
      <text:p text:style-name="P69">Automation</text:p>
      <text:p text:style-name="P48"/>
      <text:p text:style-name="P48">auto</text:p>
      <text:p text:style-name="P48">Hint Resolve/Constructors/Unfold</text:p>
      <text:p text:style-name="P49">Proof with t: allows to subsitute t by …</text:p>
      <text:p text:style-name="P49">Ltac to define proof commands</text:p>
      <text:p text:style-name="P50">match goal</text:p>
      <text:p text:style-name="P50">repeat</text:p>
      <text:p text:style-name="P50"/>
      <text:p text:style-name="P50">so tacticals have a meaning in the “proofs are programs” paradigm?</text:p>
      <text:p text:style-name="P50"/>
      <text:p text:style-name="P51">coq’s richer logic makes it harder to implement sledgehammer on it. </text:p>
      <text:p text:style-name="P51">Thing that cannot do in Isabelle but yes in Coq: step-index relations</text:p>
      <text:p text:style-name="P51"><text:a xlink:type="simple" xlink:href="https://arxiv.org/pdf/1103.0510.pdf" text:style-name="Internet_20_link" text:visited-style-name="Visited_20_Internet_20_Link">https://arxiv.org/pdf/1103.0510.pdf</text:a></text:p>
      <text:p text:style-name="P51"/>
      <text:p text:style-name="P52">apply _ with _: fills in all the unification variables</text:p>
      <text:p text:style-name="P52">use eapply and eauto instead to delay unification of variables</text:p>
      <text:p text:style-name="P52"/>
      <text:p text:style-name="P64">IMP</text:p>
      <text:p text:style-name="P64"/>
      <text:p text:style-name="P53">Tacticals: try, ; (run on each of the subgoals), repeat</text:p>
      <text:p text:style-name="P54">Coq tactics are a programming language. Three ways of extending it:</text:p>
      <text:p text:style-name="P54">- tactic notations: macros with parameters</text:p>
      <text:p text:style-name="P54">- ltac: programming language with control structures + primitives, in the current goal state find all subgoals of the form… and do some transformations like… expert Adam Chipala , <text:span text:style-name="T21">no type system</text:span></text:p>
      <text:p text:style-name="P54">- <text:span text:style-name="T21">Ocaml tactic scripting API</text:span></text:p>
      <text:p text:style-name="P54"/>
      <text:p text:style-name="P54">- <text:span text:style-name="T22">omega solves questions in presburger arithmetic</text:span></text:p>
      <text:p text:style-name="P54"/>
      <text:p text:style-name="P54">- <text:span text:style-name="T23">clear, subst, rename, assumption, contradiction, constructor</text:span></text:p>
      <text:p text:style-name="P54"/>
      <text:p text:style-name="P54"><text:a xlink:type="simple" xlink:href="https://coq.inria.fr/refman/proof-engine/tactics.html" text:style-name="Internet_20_link" text:visited-style-name="Visited_20_Internet_20_Link">https://coq.inria.fr/refman/proof-engine/tactics.html</text:a></text:p>
      <text:p text:style-name="P54"/>
      <text:p text:style-name="P55">reserve notation</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PT Sans" svg:font-family="'PT Sans', sans-serif"/>
    <style:font-face style:name="AR PL SungtiL GB"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4-11T01:42:00.559343934</dc:date>
    <meta:editing-duration>P1DT7H39M39S</meta:editing-duration>
    <meta:editing-cycles>62</meta:editing-cycles>
    <meta:document-statistic meta:table-count="0" meta:image-count="0" meta:object-count="0" meta:page-count="6" meta:paragraph-count="193" meta:word-count="1602" meta:character-count="10048" meta:non-whitespace-character-count="8243"/>
  </office:meta>
</office:document-meta>
</file>